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5cf52" officeooo:paragraph-rsid="0015cf52" style:font-weight-asian="normal" style:font-weight-complex="normal"/>
    </style:style>
    <style:style style:name="P2" style:family="paragraph" style:parent-style-name="Standard">
      <style:text-properties fo:color="#000000" fo:font-weight="normal" officeooo:rsid="00168c89" officeooo:paragraph-rsid="00168c89" style:font-weight-asian="normal" style:font-weight-complex="normal"/>
    </style:style>
    <style:style style:name="P3" style:family="paragraph" style:parent-style-name="Standard">
      <style:text-properties fo:color="#000000" fo:font-weight="normal" officeooo:rsid="0018624f" officeooo:paragraph-rsid="0018624f" style:font-weight-asian="normal" style:font-weight-complex="normal"/>
    </style:style>
    <style:style style:name="P4" style:family="paragraph" style:parent-style-name="Standard">
      <style:text-properties fo:color="#000000" fo:font-style="normal" fo:font-weight="normal" officeooo:rsid="0015cf52" officeooo:paragraph-rsid="0015cf5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fo:font-style="normal" fo:font-weight="normal" officeooo:rsid="00168c89" officeooo:paragraph-rsid="00168c8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66" fo:font-weight="normal" officeooo:rsid="000ed595" officeooo:paragraph-rsid="000ed595" style:font-weight-asian="normal" style:font-weight-complex="normal"/>
    </style:style>
    <style:style style:name="P7" style:family="paragraph" style:parent-style-name="Standard">
      <style:text-properties fo:color="#000066" fo:font-weight="normal" officeooo:rsid="0010cc6f" officeooo:paragraph-rsid="0010cc6f" style:font-weight-asian="normal" style:font-weight-complex="normal"/>
    </style:style>
    <style:style style:name="P8" style:family="paragraph" style:parent-style-name="Standard">
      <style:text-properties fo:color="#000066" fo:font-weight="normal" officeooo:rsid="0011de63" officeooo:paragraph-rsid="0011de63" style:font-weight-asian="normal" style:font-weight-complex="normal"/>
    </style:style>
    <style:style style:name="P9" style:family="paragraph" style:parent-style-name="Standard">
      <style:text-properties fo:color="#000066" fo:font-weight="normal" officeooo:rsid="0011de63" officeooo:paragraph-rsid="00155b55" style:font-weight-asian="normal" style:font-weight-complex="normal"/>
    </style:style>
    <style:style style:name="P10" style:family="paragraph" style:parent-style-name="Standard">
      <style:text-properties fo:color="#000066" fo:font-weight="normal" officeooo:rsid="00155b55" officeooo:paragraph-rsid="00155b55" style:font-weight-asian="normal" style:font-weight-complex="normal"/>
    </style:style>
    <style:style style:name="P11" style:family="paragraph" style:parent-style-name="Standard">
      <style:text-properties fo:color="#000066" fo:font-weight="normal" officeooo:rsid="0015cf52" officeooo:paragraph-rsid="0015cf52" style:font-weight-asian="normal" style:font-weight-complex="normal"/>
    </style:style>
    <style:style style:name="P12" style:family="paragraph" style:parent-style-name="Standard">
      <style:text-properties fo:color="#000066" fo:font-weight="normal" officeooo:rsid="00168c89" officeooo:paragraph-rsid="0010cc6f" style:font-weight-asian="normal" style:font-weight-complex="normal"/>
    </style:style>
    <style:style style:name="P13" style:family="paragraph" style:parent-style-name="Standard">
      <style:text-properties fo:color="#000066" fo:font-weight="normal" officeooo:rsid="00168c89" officeooo:paragraph-rsid="00168c89" style:font-weight-asian="normal" style:font-weight-complex="normal"/>
    </style:style>
    <style:style style:name="P14" style:family="paragraph" style:parent-style-name="Standard">
      <style:text-properties fo:color="#000066" fo:font-weight="bold" officeooo:rsid="0010cc6f" officeooo:paragraph-rsid="0010cc6f" style:font-weight-asian="bold" style:font-weight-complex="bold"/>
    </style:style>
    <style:style style:name="P15" style:family="paragraph" style:parent-style-name="Standard">
      <style:text-properties fo:color="#000066" fo:font-style="italic" fo:font-weight="normal" officeooo:rsid="000ed595" officeooo:paragraph-rsid="0011de63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000066" fo:font-style="italic" fo:font-weight="normal" officeooo:rsid="000ed595" officeooo:paragraph-rsid="0010cc6f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color="#000066" fo:font-style="italic" fo:font-weight="normal" officeooo:rsid="000ed595" officeooo:paragraph-rsid="000ed595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color="#000066" fo:font-style="italic" fo:font-weight="normal" officeooo:rsid="0011de63" officeooo:paragraph-rsid="0011de63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color="#000066" fo:font-style="italic" fo:font-weight="normal" officeooo:rsid="0015cf52" officeooo:paragraph-rsid="0015cf52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color="#000066" fo:font-style="normal" fo:font-weight="normal" officeooo:rsid="0011de63" officeooo:paragraph-rsid="0011de63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66" fo:font-style="normal" fo:font-weight="normal" officeooo:rsid="00155b55" officeooo:paragraph-rsid="00155b5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66" fo:font-style="normal" fo:font-weight="normal" officeooo:rsid="0015cf52" officeooo:paragraph-rsid="0015cf5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66" fo:font-style="normal" fo:font-weight="normal" officeooo:rsid="00168c89" officeooo:paragraph-rsid="00155b5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fo:font-weight="normal" officeooo:rsid="000ed595" officeooo:paragraph-rsid="0015cf52" style:font-weight-asian="normal" style:font-weight-complex="normal"/>
    </style:style>
    <style:style style:name="P25" style:family="paragraph" style:parent-style-name="Standard">
      <style:text-properties fo:color="#000000" fo:font-weight="normal" officeooo:rsid="001b09e0" officeooo:paragraph-rsid="001b09e0" style:font-weight-asian="normal" style:font-weight-complex="normal"/>
    </style:style>
    <style:style style:name="P26" style:family="paragraph" style:parent-style-name="Standard">
      <style:text-properties fo:color="#000000" fo:font-weight="normal" officeooo:rsid="001e8d37" officeooo:paragraph-rsid="001e8d37" style:font-weight-asian="normal" style:font-weight-complex="normal"/>
    </style:style>
    <style:style style:name="P27" style:family="paragraph" style:parent-style-name="Standard">
      <style:text-properties fo:color="#000000" fo:font-style="normal" fo:font-weight="normal" officeooo:rsid="0015cf52" officeooo:paragraph-rsid="0015cf5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66" fo:font-weight="normal" officeooo:rsid="00168c89" officeooo:paragraph-rsid="00168c89" style:font-weight-asian="normal" style:font-weight-complex="normal"/>
    </style:style>
    <style:style style:name="P29" style:family="paragraph" style:parent-style-name="Standard">
      <style:text-properties fo:color="#000066" fo:font-weight="normal" officeooo:rsid="00168c89" officeooo:paragraph-rsid="000ed595" style:font-weight-asian="normal" style:font-weight-complex="normal"/>
    </style:style>
    <style:style style:name="P30" style:family="paragraph" style:parent-style-name="Standard">
      <style:text-properties fo:color="#000066" fo:font-style="normal" fo:font-weight="normal" officeooo:rsid="00155b55" officeooo:paragraph-rsid="001e8d37" style:font-style-asian="normal" style:font-weight-asian="normal" style:font-style-complex="normal" style:font-weight-complex="normal"/>
    </style:style>
    <style:style style:name="T1" style:family="text">
      <style:text-properties officeooo:rsid="0010cc6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d595" style:font-style-asian="italic" style:font-style-complex="italic"/>
    </style:style>
    <style:style style:name="T4" style:family="text">
      <style:text-properties officeooo:rsid="000ed595"/>
    </style:style>
    <style:style style:name="T5" style:family="text">
      <style:text-properties officeooo:rsid="00155b55"/>
    </style:style>
    <style:style style:name="T6" style:family="text">
      <style:text-properties officeooo:rsid="00168c89"/>
    </style:style>
    <style:style style:name="T7" style:family="text">
      <style:text-properties officeooo:rsid="001b09e0"/>
    </style:style>
    <style:style style:name="T8" style:family="text">
      <style:text-properties officeooo:rsid="001e8d37"/>
    </style:style>
    <style:style style:name="T9" style:family="text">
      <style:text-properties fo:color="#000000"/>
    </style:style>
    <style:style style:name="T10" style:family="text">
      <style:text-properties fo:color="#000000" officeooo:rsid="001e8d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ragen im Workshop zum Thema Mgmt</text:p>
      <text:p text:style-name="P6"/>
      <text:p text:style-name="P14">Vorbereitete Fragen:</text:p>
      <text:p text:style-name="P15">Kundendaten / Kommunikationswege / Vertretung</text:p>
      <text:p text:style-name="P7">Wer sind unsere Ansprechpartner von Kundenseite aus ? </text:p>
      <text:p text:style-name="P7">Wer ist unser Hauptansprechpartner ? Vertretungen ?</text:p>
      <text:p text:style-name="P7">Wie können wir ihn erreichen ? E-Mail / Telefon ?</text:p>
      <text:p text:style-name="P8">Sind manche Ansprechpartner für manch<text:span text:style-name="T6">e Bereiche verantwortlich ?</text:span></text:p>
      <text:p text:style-name="P7"/>
      <text:p text:style-name="P1">Antwort:</text:p>
      <text:p text:style-name="P1"><text:span text:style-name="T6">Nur </text:span>H<text:span text:style-name="T6">er</text:span>r Maier <text:span text:style-name="T6">als Ansprechpartner</text:span>, <text:span text:style-name="T6">Eventuell weitere Ansprechpartner später. Bevorzugter Weg ist <text:s/>per E-Mail.</text:span></text:p>
      <text:p text:style-name="P11"/>
      <text:p text:style-name="P7"><text:span text:style-name="T2">Zeit / </text:span><text:span text:style-name="T3">Verfügbarkeit</text:span><text:line-break/>Wie viel Zeit haben die Ansprechpartner ?<text:line-break/>Gibt es Tage an denen Sie regelmäßig erreichbar sind und wann nicht ?</text:p>
      <text:p text:style-name="P7">Gibt es Urlaub ? Geplante Abwesenheit ?</text:p>
      <text:p text:style-name="P7"/>
      <text:p text:style-name="P2">Freitags am meisten Zeit. Jeden Tag grundsätzlich erreichbar. </text:p>
      <text:p text:style-name="P7"/>
      <text:p text:style-name="P16">Involvierung </text:p>
      <text:p text:style-name="P7">Wie viele Stunden wollen Sie am Projekt in der Woche teilnehmen ?</text:p>
      <text:p text:style-name="P7"><text:span text:style-name="T5">(</text:span>Wir wollen Sie mit Prototypen aktiv abholen. Sind sie einverstanden mehrere Prototypen zu erhalten und Feedback zu geben ? Sind sie bereit für agile Entwicklung ?<text:span text:style-name="T5">)</text:span></text:p>
      <text:p text:style-name="P7"/>
      <text:p text:style-name="P13">Anfänglich per Telco Sreeensharing</text:p>
      <text:p text:style-name="P13">+ Review Code </text:p>
      <text:p text:style-name="P12"/>
      <text:p text:style-name="P3">1 mal pro Woche möchte er konfrontiert werden. Gerne Prototypen, gerne auch Rohfassungen von Dokumenten. Anfänglich wird Telco Screensharing. Nur bei besonderen Fällen persönlicher Kontakt.</text:p>
      <text:p text:style-name="P7"/>
      <text:p text:style-name="P16">Milestone<text:span text:style-name="T1">s</text:span></text:p>
      <text:p text:style-name="P8">Geben Sie ein Entwicklungsmodell vor ? </text:p>
      <text:p text:style-name="P8">Nach welchem Entwicklungsmodell arbeiten Sie ?</text:p>
      <text:p text:style-name="P8">Geben Sie Milestones vor ? Dokumente Ergebnisse, die zu einem Zeitpunkt fertig sein sollten ?</text:p>
      <text:p text:style-name="P13"/>
      <text:p text:style-name="P25">Milestones sind aus Folien abzulesen</text:p>
      <text:p text:style-name="P13"/>
      <text:p text:style-name="P8">Welche Dokumente erwarten Sie ?</text:p>
      <text:p text:style-name="P8"/>
      <text:p text:style-name="P26">Siehe unten</text:p>
      <text:p text:style-name="P8"/>
      <text:p text:style-name="P18">In<text:span text:style-name="T4">frastruktur</text:span></text:p>
      <text:p text:style-name="P9"><text:span text:style-name="T5">Welche Mittel/ </text:span>Tools stellen Sie bereit ? Sollen wir Tools von Ihnen verwenden ? Tools integrieren ?<text:span text:style-name="T4"><text:line-break/></text:span></text:p>
      <text:p text:style-name="P24">Github, Code darf öffentlich sein. </text:p>
      <text:p text:style-name="P9"/>
      <text:p text:style-name="P15">Erwartungen</text:p>
      <text:p text:style-name="P20">Welche Erwartungen haben Sie an uns ? Wie oft sollen wir uns Ihnen mitteilen ?</text:p>
      <text:p text:style-name="P20"/>
      <text:p text:style-name="P4">Antwort: <text:span text:style-name="T7">Wöchentlich.</text:span></text:p>
      <text:p text:style-name="P20"><text:soft-page-break/></text:p>
      <text:p text:style-name="P17">Zielsetzung</text:p>
      <text:p text:style-name="P20">Was soll nach 6 Wochen ausgeliefert werden ? Software, Doku ? Deployment ? Configuration ? Architekturdokumente ? Manuals ? Docker-Container ?</text:p>
      <text:p text:style-name="P21">Dokumentation → Sichtenframework</text:p>
      <text:p text:style-name="P23"/>
      <text:p text:style-name="P30"><text:span text:style-name="T9">- Quellcode, Exectuable<text:line-break/>- Architekturdokumentation (anhand von Sichtenframework, Designentscheidungen </text:span><text:span text:style-name="T10">mit Alternativen </text:span><text:span text:style-name="T9">und Aufbau </text:span><text:span text:style-name="T10">der Anwendung, Frameworkentscheidungen und Alternativen</text:span><text:span text:style-name="T9">)<text:line-break/>- Installationsanleitung</text:span></text:p>
      <text:p text:style-name="P30"><text:span text:style-name="T9">- </text:span><text:span text:style-name="T10">Quellcodedoku im Stile von javadoc</text:span></text:p>
      <text:p text:style-name="P30"><text:span text:style-name="T10">- Bedienungsmanual ist ein nice to have</text:span></text:p>
      <text:p text:style-name="P30"><text:span text:style-name="T10"/></text:p>
      <text:p text:style-name="P18">Rechte / Open-Source</text:p>
      <text:p text:style-name="P20">Dürfen wir den Code veröffentlichen ?<text:line-break/>Gibt es Firmengeheimnisse ?</text:p>
      <text:p text:style-name="P10">Dürfen wir Open-Source Software verwenden ? </text:p>
      <text:p text:style-name="P6"/>
      <text:p text:style-name="P1">Antwort: <text:span text:style-name="T8">Ja dürfen wir.</text:span></text:p>
      <text:p text:style-name="P6"/>
      <text:p text:style-name="P19">Coding</text:p>
      <text:p text:style-name="P22">Gibt es Codingguidelines</text:p>
      <text:p text:style-name="P22">Nameskonventionen im Coding / Projekt</text:p>
      <text:p text:style-name="P22">Dokumentationskonventionen</text:p>
      <text:p text:style-name="P2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19:56.204495528</meta:creation-date>
    <meta:editing-duration>PT56M7S</meta:editing-duration>
    <meta:editing-cycles>6</meta:editing-cycles>
    <meta:generator>LibreOffice/4.2.8.2$Linux_X86_64 LibreOffice_project/420m0$Build-2</meta:generator>
    <dc:title>Empty_Textfile</dc:title>
    <dc:date>2016-05-09T12:19:34.448756193</dc:date>
    <meta:document-statistic meta:table-count="0" meta:image-count="0" meta:object-count="0" meta:page-count="2" meta:paragraph-count="45" meta:word-count="342" meta:character-count="2387" meta:non-whitespace-character-count="2081"/>
    <meta:template xlink:type="simple" xlink:actuate="onRequest" xlink:title="Empty_Textfile" xlink:href="../../.config/libreoffice/4/user/template/Business%20Correspondence/Empty_Textfile.ott" meta:date="2016-05-04T11:19:55.930950250"/>
  </office:meta>
</office:document-meta>
</file>